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c369d" officeooo:paragraph-rsid="0010e4c9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1f150" officeooo:paragraph-rsid="0010e4c9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1f150" officeooo:paragraph-rsid="0010e4c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c369d" officeooo:paragraph-rsid="0010e4c9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1f150" officeooo:paragraph-rsid="0010e4c9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c369d" officeooo:paragraph-rsid="0010e4c9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1f150" officeooo:paragraph-rsid="0010e4c9" style:font-size-asian="12pt" style:font-size-complex="12pt"/>
    </style:style>
    <style:style style:name="P8" style:family="paragraph" style:parent-style-name="Standard">
      <style:text-properties fo:font-size="12pt" officeooo:rsid="0011f150" officeooo:paragraph-rsid="0010e4c9" style:font-size-asian="12pt" style:font-size-complex="12pt"/>
    </style:style>
    <style:style style:name="P9" style:family="paragraph" style:parent-style-name="Standard">
      <style:text-properties fo:font-size="12pt" fo:font-weight="bold" officeooo:rsid="0011f150" officeooo:paragraph-rsid="0010e4c9" style:font-size-asian="12pt" style:font-weight-asian="bold" style:font-size-complex="12pt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variant="normal" fo:text-transform="none" fo:color="#000000" style:font-name="Open Sans" fo:letter-spacing="normal" fo:font-style="normal"/>
    </style:style>
    <style:style style:name="T4" style:family="text">
      <style:text-properties fo:font-variant="normal" fo:text-transform="none" fo:color="#000000" style:font-name="Open Sans" fo:letter-spacing="normal" fo:font-style="normal" fo:font-weight="bold" style:font-weight-asian="bold" style:font-weight-complex="bold"/>
    </style:style>
    <style:style style:name="T5" style:family="text">
      <style:text-properties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Lección Nº 1</text:p>
      <text:p text:style-name="P3">Nombre completo:</text:p>
      <text:p text:style-name="P3">Paralelo:</text:p>
      <text:p text:style-name="P3"/>
      <text:p text:style-name="P3">1) Escriba la funcionalidad dado el nombre de la formula Excel:</text:p>
      <text:p text:style-name="P3"/>
      <text:p text:style-name="P4">CONTAR.SI</text:p>
      <text:p text:style-name="P3">funcionalidad: </text:p>
      <text:p text:style-name="P4"/>
      <text:p text:style-name="P4"/>
      <text:p text:style-name="P4"/>
      <text:p text:style-name="P4">CONTARA</text:p>
      <text:p text:style-name="P3">funcionalidad: </text:p>
      <text:p text:style-name="P3"/>
      <text:p text:style-name="P4"/>
      <text:p text:style-name="P4"/>
      <text:p text:style-name="P4">INTERVALO.CONFIANZA.NORM</text:p>
      <text:p text:style-name="P3">funcionalidad: </text:p>
      <text:p text:style-name="P3"/>
      <text:p text:style-name="P4"/>
      <text:p text:style-name="P4"/>
      <text:p text:style-name="P4">INTERVALO.CONFIANZA.T</text:p>
      <text:p text:style-name="P3">funcionalidad: </text:p>
      <text:p text:style-name="P3"/>
      <text:p text:style-name="P6"/>
      <text:p text:style-name="P6"/>
      <text:p text:style-name="P6"><text:span text:style-name="T1">MAX</text:span></text:p>
      <text:p text:style-name="P3">funcionalidad: </text:p>
      <text:p text:style-name="P3"/>
      <text:p text:style-name="P3"/>
      <text:p text:style-name="P3"/>
      <text:p text:style-name="P1">2)<text:span text:style-name="T1"> </text:span><text:span text:style-name="T2">Dado la funcionalidad, escriba el nombre de la función:</text:span></text:p>
      <text:p text:style-name="P8"/>
      <text:p text:style-name="P9"><text:span text:style-name="T3">Función:</text:span></text:p>
      <text:p text:style-name="P1">Devuelve la mediana o el número central de un conjunto de números.</text:p>
      <text:p text:style-name="P8"/>
      <text:p text:style-name="P8"><text:span text:style-name="T4">Función:</text:span></text:p>
      <text:p text:style-name="P1">Devuelve el valor mínimo de una lista de valores. Omite los valores lógicos y texto.</text:p>
      <text:p text:style-name="P8"/>
      <text:p text:style-name="P9"><text:span text:style-name="T3">Función:</text:span></text:p>
      <text:p text:style-name="P1"><text:span text:style-name="T2">Devuelve el valor más frecuente o repetitivo de una matriz o rango de datos.</text:span></text:p>
      <text:p text:style-name="P2"/>
      <text:p text:style-name="P5">Función:</text:p>
      <text:p text:style-name="P1">Devuelve el número de permutaciones para un número determinado de objetos que pueden ser seleccionados de los objetos totales.</text:p>
      <text:p text:style-name="P1"/>
      <text:p text:style-name="P7"><text:span text:style-name="T1">Función:</text:span></text:p>
      <text:p text:style-name="P1">Devuelve la probabilidad de que los valores de un rango se encuentren entre dos límites o sean iguales a un límite inf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21:09:48.553567965</meta:creation-date>
    <dc:date>2015-05-27T21:17:40.677925626</dc:date>
    <meta:editing-duration>PT1M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24" meta:character-count="819" meta:non-whitespace-character-count="709"/>
  </office:meta>
</office:document-meta>
</file>